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center" style:justify-single-word="false"/>
      <style:text-properties fo:font-style="italic" officeooo:rsid="0019de25" officeooo:paragraph-rsid="0019de25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officeooo:rsid="0019de25" officeooo:paragraph-rsid="0019de25"/>
    </style:style>
    <style:style style:name="P3" style:family="paragraph" style:parent-style-name="Standard" style:list-style-name="L1">
      <style:paragraph-properties fo:text-align="center" style:justify-single-word="false"/>
      <style:text-properties officeooo:rsid="0019de25" officeooo:paragraph-rsid="0019de25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35382480" text:style-name="L1">
        <text:list-item>
          <text:p text:style-name="P3">1<text:span text:style-name="T3">) Gmail</text:span></text:p>
        </text:list-item>
        <text:list-item>
          <text:p text:style-name="P1">2) Brave</text:p>
        </text:list-item>
        <text:list-item>
          <text:p text:style-name="P1">3) Vscode</text:p>
        </text:list-item>
      </text:list>
      <text:p text:style-name="P2">4<text:span text:style-name="T2">) Whatsapp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2:57:26.684341273</meta:creation-date>
    <dc:date>2024-01-23T21:21:19.046386562</dc:date>
    <meta:editing-duration>PT6M3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1" meta:character-count="42" meta:non-whitespace-character-count="38"/>
  </office:meta>
</office:document-meta>
</file>